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 fo:min-height="0cm" fo:min-width="0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auto-grow-height="false" fo:min-height="0cm" fo:min-width="0cm" fo:wrap-option="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polygon draw:style-name="gr1" draw:text-style-name="P1" draw:layer="layout" svg:width="3.166cm" svg:height="3.861cm" svg:x="15.433cm" svg:y="10.437cm" svg:viewBox="0 0 3167 3862" draw:points="2213,2603 2761,2359 2842,2542 2294,2786 2456,3152 3005,2908 3167,3273 2619,3517 2700,3700 2335,3862 2253,3680 2091,3314 1928,2949 1847,2766 1447,1866 1015,2561 950,1592 0,1396 918,988 855,0 1491,730 2413,318 1879,1175 2516,1906 1841,1768">
          <text:p/>
        </draw:polygon>
        <draw:polygon draw:style-name="gr1" draw:text-style-name="P1" draw:layer="layout" svg:width="3.069cm" svg:height="3.942cm" svg:x="16.1cm" svg:y="14.9cm" svg:viewBox="0 0 3070 3943" draw:points="2116,2684 2664,2440 2745,2622 2197,2866 2360,3232 2908,2988 3070,3353 2522,3597 2603,3780 2238,3943 2157,3760 1994,3394 1832,3029 1750,2846 1328,1897 1162,2399 514,2185 768,1416 0,1162 214,515 982,768 1235,0 1883,214 1630,982 2399,1236 2185,1883 1687,1719">
          <text:p/>
        </draw:polygon>
        <draw:path draw:style-name="gr1" draw:text-style-name="P1" draw:layer="layout" svg:width="2.556cm" svg:height="3.267cm" svg:x="16.544cm" svg:y="19.432cm" svg:viewBox="0 0 2557 3268" svg:d="M1149 1201c304-128 465-400 371-630-95-234-405-315-715-189-311 127-476 401-381 635 86 213 353 299 635 216zM1810 2326l451-161 59 139-451 161 119 279 450-161 119 278-451 161 59 139-300 107-59-139-118-278-119-278-59-139-383-899c-480 144-935-1-1082-363-160-394 119-858 644-1072 525-213 1049-75 1209 318 142 350-62 756-478 991z">
          <text:p/>
        </draw:path>
        <draw:polygon draw:style-name="gr1" draw:text-style-name="P1" draw:layer="layout" svg:width="3.209cm" svg:height="4.386cm" svg:x="14.59cm" svg:y="20.513cm" svg:viewBox="0 0 3210 4387" draw:points="2256,3128 2804,2884 2885,3066 2337,3310 2500,3676 3048,3432 3210,3797 2662,4041 2743,4224 2378,4387 2297,4204 2134,3838 1972,3473 1890,3290 1358,2094 0,1596 584,0 2180,584 1704,1886">
          <text:p/>
        </draw:polygon>
        <draw:polygon draw:style-name="gr1" draw:text-style-name="P1" draw:layer="layout" svg:width="2.01cm" svg:height="2.811cm" svg:x="-3.988cm" svg:y="16.787cm" svg:viewBox="0 0 2011 2812" draw:points="0,163 365,0 1056,1553 1605,1309 1686,1492 1138,1736 1300,2101 1848,1858 2011,2223 1463,2467 1544,2650 1179,2812 1097,2630 935,2264 772,1899 691,1716">
          <text:p/>
        </draw:polygon>
        <draw:custom-shape draw:style-name="gr2" draw:text-style-name="P1" draw:layer="layout" svg:width="2.1cm" svg:height="2.1cm" svg:x="-5cm" svg:y="15.404cm">
          <text:p/>
          <draw:enhanced-geometry svg:viewBox="0 0 21600 21600" draw:glue-points="10800 0 3163 3163 0 10800 3163 18437 10800 21600 18437 18437 21600 10800 18437 3163" draw:text-areas="3163 3163 18437 18437" draw:type="ring" draw:modifiers="7905.9495478343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olygon draw:style-name="gr1" draw:text-style-name="P1" draw:layer="layout" svg:width="3.201cm" svg:height="4.024cm" svg:x="11.799cm" svg:y="22.5cm" svg:viewBox="0 0 3202 4025" draw:points="2247,2766 2795,2523 2876,2705 2328,2949 2491,3315 3039,3071 3202,3436 2653,3680 2735,3863 2369,4025 2288,3843 2125,3477 1963,3112 1881,2929 1264,1540 0,854 2055,0 1642,1407">
          <text:p/>
        </draw:polygon>
        <draw:polygon draw:style-name="gr1" draw:text-style-name="P1" draw:layer="layout" svg:width="2.01cm" svg:height="2.811cm" svg:x="10.213cm" svg:y="24.787cm" svg:viewBox="0 0 2011 2812" draw:points="0,163 365,0 1056,1553 1605,1309 1686,1492 1138,1736 1300,2101 1848,1858 2011,2223 1463,2467 1544,2650 1179,2812 1097,2630 935,2264 772,1899 691,1716">
          <text:p/>
        </draw:polygon>
        <draw:path draw:style-name="gr3" draw:text-style-name="P1" draw:layer="layout" svg:width="2.7cm" svg:height="2.7cm" svg:x="9cm" svg:y="23.3cm" svg:viewBox="0 0 2701 2701" svg:d="M0 1350c0-205 126-372 308-429-33-63-51-136-51-214 0-255 195-450 450-450 78 0 151 18 214 51 57-182 224-308 429-308s372 126 429 308c63-33 136-51 214-51 255 0 450 195 450 450 0 78-18 151-51 214 182 57 309 224 309 429s-127 372-309 429c33 63 51 136 51 214 0 255-195 450-450 450-78 0-151-18-214-51-57 182-224 309-429 309s-372-127-429-309c-63 33-136 51-214 51-255 0-450-195-450-450 0-78 18-151 51-214-182-57-308-224-308-429z">
          <text:p/>
        </draw:path>
        <draw:circle draw:style-name="gr4" draw:text-style-name="P1" draw:layer="layout" svg:width="1.6cm" svg:height="1.6cm" svg:x="9.55cm" svg:y="23.85cm">
          <text:p/>
        </draw:circle>
        <draw:path draw:style-name="gr1" draw:text-style-name="P1" draw:layer="layout" svg:width="3.24cm" svg:height="4.297cm" svg:x="3.8cm" svg:y="23.8cm" svg:viewBox="0 0 3241 4298" svg:d="M2287 3039l548-244 81 183-548 244 163 365 548-244 162 366-548 243 82 183-366 163-81-183-163-365-162-366-82-183-603-1356c-49-27-101-50-156-66-420-121-581-12-936-267-214-181-364-602-32-940 357-311 661-89 727-46 11-79 35-452 507-524 472-34 693 354 692 634-36 436-223 488-403 886-20 44-34 89-45 136z">
          <text:p/>
        </draw:path>
        <draw:polygon draw:style-name="gr1" draw:text-style-name="P1" draw:layer="layout" svg:width="2.01cm" svg:height="2.811cm" svg:x="9.789cm" svg:y="4.087cm" svg:viewBox="0 0 2011 2812" draw:points="0,163 365,0 1056,1553 1605,1309 1686,1492 1138,1736 1300,2101 1848,1858 2011,2223 1463,2467 1544,2650 1179,2812 1097,2630 935,2264 772,1899 691,1716">
          <text:p/>
        </draw:polygon>
        <draw:custom-shape draw:style-name="gr5" draw:layer="layout" svg:width="2.2cm" svg:height="2.2cm" draw:transform="rotate (0.433016187419711) translate (8.357cm 3.323cm)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polygon draw:style-name="gr1" draw:text-style-name="P1" draw:layer="layout" svg:width="2.943cm" svg:height="4.111cm" svg:x="5.856cm" svg:y="18.087cm" svg:viewBox="0 0 2944 4112" draw:points="1989,2853 2538,2609 2619,2792 2071,3036 2233,3402 2781,3158 2944,3523 2396,3767 2477,3950 2112,4112 2030,3930 1868,3564 1705,3199 1624,3016 1180,2019 474,2000 0,987 526,0 1526,26 2000,1039 1554,187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01T17:51:22.30</meta:creation-date>
    <dc:date>2016-11-01T18:27:10.99</dc:date>
    <meta:editing-duration>PT5M26S</meta:editing-duration>
    <meta:editing-cycles>1</meta:editing-cycles>
    <meta:document-statistic meta:object-count="14"/>
    <meta:generator>OpenOffice/4.1.2$Win32 OpenOffice.org_project/412m3$Build-9782</meta:generator>
  </office:meta>
</office:document-meta>
</file>